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77264" calcext:value-type="float">
            <text:p>64.9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65784" calcext:value-type="float">
            <text:p>64.5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37184" calcext:value-type="float">
            <text:p>64.3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1864" calcext:value-type="float">
            <text:p>63.68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4768" calcext:value-type="float">
            <text:p>63.2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928" calcext:value-type="float">
            <text:p>62.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9256" calcext:value-type="float">
            <text:p>62.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5864" calcext:value-type="float">
            <text:p>61.3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57792" calcext:value-type="float">
            <text:p>60.0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596" calcext:value-type="float">
            <text:p>59.1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0976" calcext:value-type="float">
            <text:p>58.1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91376" calcext:value-type="float">
            <text:p>57.4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4008" calcext:value-type="float">
            <text:p>57.2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0424" calcext:value-type="float">
            <text:p>55.9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7088" calcext:value-type="float">
            <text:p>55.1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5296" calcext:value-type="float">
            <text:p>54.5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200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8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7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3968" calcext:value-type="float">
            <text:p>49.2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1184" calcext:value-type="float">
            <text:p>49.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9984" calcext:value-type="float">
            <text:p>48.6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90888" calcext:value-type="float">
            <text:p>47.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8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0605</text:p>
          </table:table-cell>
          <table:table-cell office:value-type="string" calcext:value-type="string">
            <text:p>Wasson Quad</text:p>
          </table:table-cell>
          <table:table-cell office:value-type="string" calcext:value-type="string">
            <text:p>197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3648" calcext:value-type="float">
            <text:p>46.7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